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473700001566BC5E4A53.svm"/>
  <manifest:file-entry manifest:media-type="" manifest:full-path="Pictures/20000007000014AD000011296E640698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LiberationSerif" svg:font-family="LiberationSerif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154cm" fo:margin-left="3.397cm" fo:margin-right="9.449cm" table:align="margins"/>
    </style:style>
    <style:style style:name="Table1.A" style:family="table-column">
      <style:table-column-properties style:column-width="1.349cm" style:rel-column-width="765*"/>
    </style:style>
    <style:style style:name="Table1.B" style:family="table-column">
      <style:table-column-properties style:column-width="1.27cm" style:rel-column-width="720*"/>
    </style:style>
    <style:style style:name="Table1.C" style:family="table-column">
      <style:table-column-properties style:column-width="1.535cm" style:rel-column-width="870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 style:data-style-name="N0">
      <style:table-cell-properties fo:padding="0.097cm" fo:border="0.002cm solid #000000"/>
    </style:style>
    <style:style style:name="Table2" style:family="table">
      <style:table-properties style:width="5.133cm" fo:margin-left="2.577cm" fo:margin-right="9.29cm" table:align="margins"/>
    </style:style>
    <style:style style:name="Table2.A" style:family="table-column">
      <style:table-column-properties style:column-width="1.693cm" style:rel-column-width="960*"/>
    </style:style>
    <style:style style:name="Table2.B" style:family="table-column">
      <style:table-column-properties style:column-width="1.773cm" style:rel-column-width="1005*"/>
    </style:style>
    <style:style style:name="Table2.C" style:family="table-column">
      <style:table-column-properties style:column-width="1.667cm" style:rel-column-width="945*"/>
    </style:style>
    <style:style style:name="Table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 style:data-style-name="N0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">
      <style:paragraph-properties fo:text-align="center" style:justify-single-word="false" style:text-autospace="none"/>
      <style:text-properties style:font-name="LiberationSerif" fo:font-size="14pt" style:font-name-asian="LiberationSerif" style:font-size-asian="14pt" style:font-name-complex="LiberationSerif" style:font-size-complex="14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LiberationSerif" fo:font-size="13pt" style:font-name-asian="LiberationSerif" style:font-size-asian="13pt" style:font-name-complex="LiberationSerif" style:font-size-complex="13pt"/>
    </style:style>
    <style:style style:name="P3" style:family="paragraph" style:parent-style-name="Standard" style:list-style-name="L1">
      <style:paragraph-properties fo:text-align="start" style:justify-single-word="false" style:text-autospace="none"/>
      <style:text-properties style:font-name="LiberationSerif" fo:font-size="13pt" style:font-name-asian="LiberationSerif" style:font-size-asian="13pt" style:font-name-complex="LiberationSerif" style:font-size-complex="13pt"/>
    </style:style>
    <style:style style:name="P4" style:family="paragraph" style:parent-style-name="Standard" style:list-style-name="">
      <style:paragraph-properties style:text-autospace="none"/>
      <style:text-properties style:font-name="LiberationSerif" fo:font-size="13pt" style:font-name-asian="LiberationSerif" style:font-size-asian="13pt" style:font-name-complex="LiberationSerif" style:font-size-complex="13pt"/>
    </style:style>
    <style:style style:name="P5" style:family="paragraph" style:parent-style-name="Standard" style:list-style-name="">
      <style:paragraph-properties fo:text-align="center" style:justify-single-word="false" style:text-autospace="none"/>
      <style:text-properties style:font-name="LiberationSerif" fo:font-size="13pt" style:font-name-asian="LiberationSerif" style:font-size-asian="13pt" style:font-name-complex="LiberationSerif" style:font-size-complex="13pt"/>
    </style:style>
    <style:style style:name="P6" style:family="paragraph" style:parent-style-name="Standard" style:list-style-name="L2">
      <style:paragraph-properties style:text-autospace="none"/>
      <style:text-properties style:font-name="LiberationSerif" fo:font-size="13pt" style:font-name-asian="LiberationSerif" style:font-size-asian="13pt" style:font-name-complex="LiberationSerif" style:font-size-complex="13pt"/>
    </style:style>
    <style:style style:name="P7" style:family="paragraph" style:parent-style-name="Standard" style:list-style-name="L3">
      <style:paragraph-properties style:text-autospace="none"/>
      <style:text-properties style:font-name="LiberationSerif" fo:font-size="13pt" style:font-name-asian="LiberationSerif" style:font-size-asian="13pt" style:font-name-complex="LiberationSerif" style:font-size-complex="13pt"/>
    </style:style>
    <style:style style:name="P8" style:family="paragraph" style:parent-style-name="Standard" style:list-style-name="">
      <style:paragraph-properties fo:text-align="center" style:justify-single-word="false" style:text-autospace="none"/>
    </style:style>
    <style:style style:name="P9" style:family="paragraph" style:parent-style-name="Standard" style:list-style-name="">
      <style:paragraph-properties fo:text-align="start" style:justify-single-word="false" style:text-autospace="none"/>
    </style:style>
    <style:style style:name="P10" style:family="paragraph" style:parent-style-name="Table_20_Contents">
      <style:text-properties style:font-name="LiberationSerif" fo:font-size="13pt" fo:language="en" fo:country="US" style:font-name-asian="LiberationSerif" style:font-size-asian="13pt" style:font-name-complex="LiberationSerif" style:font-size-complex="13pt"/>
    </style:style>
    <style:style style:name="T1" style:family="text">
      <style:text-properties style:font-name="LiberationSerif" fo:font-size="13pt" style:font-name-asian="LiberationSerif" style:font-size-asian="13pt" style:font-name-complex="LiberationSerif" style:font-size-complex="13pt"/>
    </style:style>
    <style:style style:name="T2" style:family="text">
      <style:text-properties style:font-name="LiberationSerif" fo:font-size="14pt" style:font-name-asian="LiberationSerif" style:font-size-asian="14pt" style:font-name-complex="LiberationSerif" style:font-size-complex="14pt"/>
    </style:style>
    <style:style style:name="T3" style:family="text">
      <style:text-properties fo:language="en" fo:country="US"/>
    </style:style>
    <style:style style:name="T4" style:family="text">
      <style:text-properties fo:language="el" fo:country="G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ΠΑΝΕΠΙΣΤΗΜΙΟ ΔΥΤΙΚΗΣ ΜΑΚΕΔΟΝΙΑΣ</text:p>
      <text:p text:style-name="P1">ΤΜΗΜΑ ΜΗΧΑΝΙΚΩΝ ΠΛΗΡΟΦΟΡΙΚΗΣ</text:p>
      <text:p text:style-name="P8"><text:span text:style-name="T2">ΚΑΙ ΤΗΛΕΠΙΚΟΙΝΩΝΙΩΝ</text:span></text:p>
      <text:p text:style-name="P8"><text:span text:style-name="T2"/></text:p>
      <text:p text:style-name="P2">Μάθημα: Συστήματα Ουρών Αναμονής</text:p>
      <text:p text:style-name="P2">Εξάμηνο: 7ο</text:p>
      <text:p text:style-name="P2">Φοιτητής: Πετρουσόβ Ιωάννης</text:p>
      <text:p text:style-name="P9"><text:span text:style-name="T1">ΑΕΜ: 343</text:span></text:p>
      <text:p text:style-name="P9"><text:span text:style-name="T2"/></text:p>
      <text:p text:style-name="P5">Επίλυση Συστημάτων Markov</text:p>
      <text:p text:style-name="P5"><text:span text:style-name="T2"/></text:p>
      <text:list xml:id="list5318917933697570580" text:style-name="L1">
        <text:list-item>
          <text:p text:style-name="P3">Στο αρχείο dtmc.m είναι η συνάρτηση που προσομοιώνει τη ζητούμενη αλυσίδα.</text:p>
        </text:list-item>
      </text:list>
      <text:p text:style-name="P2"><text:tab/>Παράδειγμα εκτέλεσης dtmc(3) με αρχικό πίνακα πιθανοτήτων</text:p>
      <text:p text:style-name="P4"><text:tab/>p(0) =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float" office:value="0.2">
            <text:p text:style-name="P10">0,2</text:p>
          </table:table-cell>
          <table:table-cell table:style-name="Table1.A1" office:value-type="float" office:value="0.3">
            <text:p text:style-name="P10">0,3</text:p>
          </table:table-cell>
          <table:table-cell table:style-name="Table1.C1" office:value-type="float" office:value="0.5">
            <text:p text:style-name="P10">0,5</text:p>
          </table:table-cell>
        </table:table-row>
      </table:table>
      <text:p text:style-name="P4"><text:tab/>και πίνακα πιθανοτήτων μετάβασης</text:p>
      <text:p text:style-name="P4"><text:tab/>P=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float" office:value="0.3">
            <text:p text:style-name="P10">0,3</text:p>
          </table:table-cell>
          <table:table-cell table:style-name="Table2.A1" office:value-type="float" office:value="0.2">
            <text:p text:style-name="P10">0,2</text:p>
          </table:table-cell>
          <table:table-cell table:style-name="Table2.C1" office:value-type="float" office:value="0.5">
            <text:p text:style-name="P10">0,5</text:p>
          </table:table-cell>
        </table:table-row>
        <table:table-row>
          <table:table-cell table:style-name="Table2.A2" office:value-type="float" office:value="0.1">
            <text:p text:style-name="P10">0,1</text:p>
          </table:table-cell>
          <table:table-cell table:style-name="Table2.A2" office:value-type="float" office:value="0.4">
            <text:p text:style-name="P10">0,4</text:p>
          </table:table-cell>
          <table:table-cell table:style-name="Table2.C2" office:value-type="float" office:value="0.5">
            <text:p text:style-name="P10">0,5</text:p>
          </table:table-cell>
        </table:table-row>
        <table:table-row>
          <table:table-cell table:style-name="Table2.A2" office:value-type="float" office:value="0.8">
            <text:p text:style-name="P10">0,8</text:p>
          </table:table-cell>
          <table:table-cell table:style-name="Table2.A2" office:value-type="float" office:value="0.1">
            <text:p text:style-name="P10">0,1</text:p>
          </table:table-cell>
          <table:table-cell table:style-name="Table2.C2" office:value-type="float" office:value="0.1">
            <text:p text:style-name="P10">0,1</text:p>
          </table:table-cell>
        </table:table-row>
      </table:table>
      <text:list xml:id="list3152579351344845615" text:style-name="L2">
        <text:list-header>
          <text:p text:style-name="P6"/>
        </text:list-header>
        <text:list-item>
          <text:p text:style-name="P6">Για τον υπολογισμό του τελικού πίνακα στη n-ιοστή εκτέλεση χρησιμοποιείται ο <text:span text:style-name="T4">τ</text:span>ύπος p(n+1)=p(n)*P , σύμφωνα με τον πίνακα αυτό προκύπτει αν έχουμε φτάσει σε ισορροπία.<text:line-break/></text:p>
        </text:list-item>
        <text:list-item>
          <text:p text:style-name="P6"><draw:frame draw:style-name="fr1" draw:name="graphics1" text:anchor-type="paragraph" svg:x="0cm" svg:y="0.688cm" svg:width="17cm" svg:height="5.108cm" draw:z-index="0"><draw:image xlink:href="Pictures/200000070000473700001566BC5E4A53.svm" xlink:type="simple" xlink:show="embed" xlink:actuate="onLoad"/></draw:frame>Από το παραπάνω παράδειγμα λαμβάνουμε<text:line-break/>μας αναφέρει τον τελικό πίνακα στην κατάσταση ισορροπίας και τον αριθμό</text:p>
        </text:list-item>
      </text:list>
      <text:p text:style-name="P4"><text:tab/>πειραμάτων που χρειάστηκαν για να μεταβούμε εκεί.<text:line-break/><text:line-break/><text:line-break/><text:line-break/><text:line-break/><text:line-break/><text:line-break/><text:line-break/><text:line-break/></text:p>
      <text:list xml:id="list2357215856080927322" text:style-name="L3">
        <text:list-item>
          <text:p text:style-name="P7"><text:soft-page-break/>Για τη <text:span text:style-name="T3">ctmc </text:span><text:span text:style-name="T4">δίνεται παράδειγμα εκτέλεσης </text:span><text:span text:style-name="T3">ctmc(3, .1, .2, 0.5). </text:span><text:span text:style-name="T4">Η συνάρτηση επιστρέφει <text:line-break/></text:span></text:p>
          <text:p text:style-name="P7"><draw:frame draw:style-name="fr2" draw:name="graphics2" text:anchor-type="paragraph" svg:width="5.293cm" svg:height="4.394cm" draw:z-index="1"><draw:image xlink:href="Pictures/20000007000014AD000011296E640698.svm" xlink:type="simple" xlink:show="embed" xlink:actuate="onLoad"/></draw:frame><text:span text:style-name="T4">και αναφέρει ότι χρειάστηκαν 3 εκτελέσεις για να έρθει η σύγκλιση, η τελική κατάσταση είναι η 2η και τον αριθμό επισκέψεων σε κάθε κατάσταση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LiberationSerif" svg:font-family="LiberationSerif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9T17:13:08.20</meta:creation-date>
    <dc:date>2013-01-19T17:40:32.68</dc:date>
    <meta:editing-duration>PT27M23S</meta:editing-duration>
    <meta:editing-cycles>8</meta:editing-cycles>
    <meta:generator>OpenOffice.org/3.4.1$Win32 OpenOffice.org_project/341m1$Build-9593</meta:generator>
    <meta:document-statistic meta:table-count="2" meta:image-count="2" meta:object-count="0" meta:page-count="2" meta:paragraph-count="30" meta:word-count="149" meta:character-count="960"/>
  </office:meta>
</office:document-meta>
</file>